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h text:outline-level="1">Speed Reading with QuickReader</text:h>
      <text:p>This is a sample ODT document for testing the QuickReader application. ODT (OpenDocument Text) is an open standard for word processing documents.</text:p>
      <text:p/>
      <text:h text:outline-level="2">What is RSVP?</text:h>
      <text:p>RSVP stands for Rapid Serial Visual Presentation. It displays text one word at a time at a fixed point on the screen, allowing you to read faster.</text:p>
      <text:p/>
      <text:h text:outline-level="2">Benefits</text:h>
      <text:p>With RSVP technology, you can achieve reading speeds of 500 words per minute or more. The Optimal Recognition Point technique highlights the key letter in each word.</text:p>
      <text:p/>
      <text:p>Try opening this file in QuickReader to test the ODT adapter!</text:p>
    </office:text>
  </office:body>
</office:document-content>
</file>

<file path=meta.xml><?xml version="1.0" encoding="utf-8"?>
<office:document-meta xmlns:office="urn:oasis:names:tc:opendocument:xmlns:office:1.0" xmlns:dc="http://purl.org/dc/elements/1.1/">
  <office:meta>
    <dc:title>Sample ODT Document</dc:title>
    <dc:creator>Test Author</dc:creator>
  </office:meta>
</office:document-meta>
</file>